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353cm" fo:line-height="0.487cm" fo:text-align="start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2" style:family="paragraph" style:parent-style-name="Standard">
      <style:paragraph-properties fo:margin-left="0cm" fo:margin-right="0cm" fo:margin-top="0cm" fo:margin-bottom="0.353cm" fo:line-height="100%" fo:text-align="start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3" style:family="paragraph" style:parent-style-name="Standard" style:master-page-name="Standard">
      <style:paragraph-properties fo:margin-left="0cm" fo:margin-right="0cm" fo:margin-top="0cm" fo:margin-bottom="0.353cm" fo:line-height="100%" fo:text-align="center" style:justify-single-word="false" fo:text-indent="0cm" style:auto-text-indent="false" style:page-number="auto"/>
      <style:text-properties style:font-name="Times New Roman" fo:font-size="26pt" fo:font-weight="bold" style:font-size-asian="26pt" style:font-weight-asian="bold" style:font-size-complex="26pt" style:font-weight-complex="bold"/>
    </style:style>
    <style:style style:name="P4" style:family="paragraph" style:parent-style-name="Standard">
      <style:paragraph-properties fo:margin-left="0cm" fo:margin-right="0cm" fo:margin-top="0cm" fo:margin-bottom="0.353cm" fo:line-height="0.487cm" fo:text-align="center" style:justify-single-word="false" fo:text-indent="0cm" style:auto-text-indent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margin-left="0cm" fo:margin-right="0cm" fo:margin-top="0cm" fo:margin-bottom="0.353cm" fo:line-height="100%" fo:text-align="start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6" style:family="paragraph" style:parent-style-name="Standard">
      <style:paragraph-properties fo:margin-left="0cm" fo:margin-right="0cm" fo:margin-top="0cm" fo:margin-bottom="0.353cm" fo:line-height="0.487cm" fo:text-align="start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7" style:family="paragraph" style:parent-style-name="Standard">
      <style:paragraph-properties fo:margin-left="0cm" fo:margin-right="0cm" fo:margin-top="0cm" fo:margin-bottom="0.353cm" fo:line-height="100%" fo:text-align="center" style:justify-single-word="false" fo:text-indent="0cm" style:auto-text-indent="false"/>
      <style:text-properties style:font-name="Times New Roman" fo:font-size="26pt" fo:font-weight="bold" style:font-size-asian="26pt" style:font-weight-asian="bold" style:font-size-complex="26pt" style:font-weight-complex="bold"/>
    </style:style>
    <style:style style:name="P8" style:family="paragraph" style:parent-style-name="Standard">
      <style:paragraph-properties fo:margin-left="0cm" fo:margin-right="0cm" fo:margin-top="0cm" fo:margin-bottom="0.353cm" fo:line-height="100%" fo:text-align="center" style:justify-single-word="false" fo:text-indent="0cm" style:auto-text-indent="false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9" style:family="paragraph" style:parent-style-name="Standard">
      <style:paragraph-properties fo:margin-left="0cm" fo:margin-right="0cm" fo:margin-top="0cm" fo:margin-bottom="0.353cm" fo:line-height="100%" fo:text-align="center" style:justify-single-word="false" fo:text-indent="0cm" style:auto-text-indent="false"/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10" style:family="paragraph" style:parent-style-name="Standard">
      <style:paragraph-properties fo:margin-left="0cm" fo:margin-right="0cm" fo:margin-top="0cm" fo:margin-bottom="0.353cm" fo:line-height="0.487cm" fo:text-align="start" style:justify-single-word="false" fo:text-indent="0cm" style:auto-text-indent="false"/>
      <style:text-properties style:font-name="Times New Roman" fo:font-size="13pt" style:font-size-asian="13pt" style:font-size-complex="13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żynieria oprogramowania</text:p>
      <text:p text:style-name="P7"><text:span text:style-name="T4">System wspierający pracę serwisu broni palnej</text:span></text:p>
      <text:p text:style-name="P8">FIRE ARMS</text:p>
      <text:p text:style-name="P8"/>
      <text:p text:style-name="P8"/>
      <text:p text:style-name="P8"/>
      <text:p text:style-name="P9">Łukasz Jacniacki</text:p>
      <text:p text:style-name="P9">Mateusz Lempek</text:p>
      <text:p text:style-name="P9">Semestr IV S1</text:p>
      <text:p text:style-name="P9">informatyka</text:p>
      <text:p text:style-name="Standard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Serwis broni palnej</text:p>
      <text:p text:style-name="P1"><text:span text:style-name="T1">Cel dokumentacji:</text:span><text:line-break/>Tworzymy dokumentację w celu zobrazowania i objaśnienia wszystkich funkcji systemu, oraz by przedstawić dlaczego jest on potrzeby dla naszych klientów.</text:p>
      <text:p text:style-name="P2"><text:span text:style-name="T1">Przeznaczenie dokumentacji</text:span><text:line-break/>Dokumentacja jest przeznaczona dla osób zajmujących się utworzeniem systemu, oraz dla klienta który zamówił oprogramowanie.</text:p>
      <text:p text:style-name="P2"><text:span text:style-name="T1">Opis organizacji</text:span><text:line-break/>Opis serwisu:<text:line-break/>Serwis składa się z dwóch głównych budynków, obydwa budynki mają dostęp do Internetu (wifi/LAN). Jednym z tych budynków jest Garaż/warsztat w nim pracownicy (serwisant, blacharz, lakiernik, technik, range safety officer ) naprawiają broń i dbają o odpowiednie i bezpieczne testowanie jej sprawności.<text:line-break/>Drugi budynek to magazyn w nim przechowywane są wszystkie części.<text:line-break/>Serwis jest otwarty 6 dni w tygodniu (poniedziałek-sobota) w godzinach <text:s/>10-18.<text:line-break/>Klienci którzy przychodzą do Serwisu zostają powitani przez oficera dyżurnego i zapoznani z ofertą i możliwościami Serwisu. </text:p>
      <text:p text:style-name="P2">Tutaj się coś doda</text:p>
      <text:p text:style-name="P1">Projekt będzie zawierał opis serwisu broni palnej pod nazwą <text:s/>FireArms współpracującej z <text:s/>producentem broni palnej H&amp;K( Heckler &amp; Koch). FireArms z siedzibą w polsce będzie miał spore możliwości rozwojowe dzięki współpracy z H&amp;K (Niemcy), które swoją renomą zapewni wielu klientów, od indywidualnych po firmy i koncerny strzeleckie (również Armie poszczególnych krajów Unii Europejskiej).</text:p>
      <text:p text:style-name="P1">W domu dopiszę reszte. Póki co to tylko pomysł serwisu, który można łatwo zmienic</text:p>
      <text:p text:style-name="P1"/>
      <text:p text:style-name="P1"><text:span text:style-name="T2">Specyfikacja wymagań :</text:span></text:p>
      <text:p text:style-name="P1"><text:span text:style-name="T3">5.1 Charakterystyka ogólna :</text:span></text:p>
      <text:p text:style-name="P1"><text:span text:style-name="T3">5.1.1 Definicja produktu</text:span></text:p>
      <text:p text:style-name="P1">System wspomaga/przyspiesza prace serwisu broni palnej.</text:p>
      <text:p text:style-name="P10"><text:span text:style-name="T1">5.1.2 Cel biznesowy</text:span></text:p>
      <text:p text:style-name="P10"><text:span text:style-name="T5">Celem projektu jest opracowanie systemu komputerowego wspomagającego prowadzenie serwisu. System ma za zadanie, obliczać rachunki, przechowywać informacje o produktach, <text:s/>ofercie , a także bazę przechowywanej broni w magazynie oraz odpowiednie dopasowanie do nich rachunków za wykonaną przy nich pracę.</text:span></text:p>
      <text:p text:style-name="P1"><text:s text:c="5"/></text:p>
      <text:p text:style-name="P1">masz zrobić wstępny opis swojego projektu</text:p>
      <text:p text:style-name="P2"><text:soft-page-break/>napisać dla kogo będzie i jakie rozwiązania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w nim zastosujesz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l" fo:country="PL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7-03-06T15:09:04.21</dc:date>
    <meta:generator>OpenOffice/4.1.2$Win32 OpenOffice.org_project/412m3$Build-9782</meta:generator>
    <meta:editing-duration>PT34M11S</meta:editing-duration>
    <meta:editing-cycles>2</meta:editing-cycles>
    <meta:document-statistic meta:table-count="0" meta:image-count="0" meta:object-count="0" meta:page-count="3" meta:paragraph-count="24" meta:word-count="289" meta:character-count="2113"/>
  </office:meta>
</office:document-meta>
</file>